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2.799cm" style:rel-column-width="44144*"/>
    </style:style>
    <style:style style:name="Tableau2.B" style:family="table-column">
      <style:table-column-properties style:column-width="6.202cm" style:rel-column-width="21391*"/>
    </style:style>
    <style:style style:name="Tableau2.A1" style:family="table-cell">
      <style:table-cell-properties fo:padding-left="0cm" fo:padding-right="0cm" fo:padding-top="0.199cm" fo:padding-bottom="0.199cm" fo:border="non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fo:padding="0.199cm" fo:border="1pt solid #000000"/>
    </style:style>
    <style:style style:name="Tableau2.B3" style:family="table-cell">
      <style:table-cell-properties fo:padding="0.199cm" fo:border-left="1pt solid #000000" fo:border-right="1pt solid #000000" fo:border-top="none" fo:border-bottom="1pt solid #000000"/>
    </style:style>
    <style:style style:name="Tableau2.A5" style:family="table-cell">
      <style:table-cell-properties fo:padding="0.049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2.799cm" fo:orphans="2" fo:widows="2" fo:text-indent="0cm" style:auto-text-indent="false" style:page-number="auto" fo:background-color="transparent" style:writing-mode="lr-tb"/>
      <style:text-properties officeooo:paragraph-rsid="002a0b56"/>
    </style:style>
    <style:style style:name="P2" style:family="paragraph" style:parent-style-name="Standard">
      <loext:graphic-properties draw:fill="none"/>
      <style:paragraph-properties fo:margin-left="0cm" fo:margin-right="2.799cm" fo:orphans="2" fo:widows="2" fo:text-indent="0cm" style:auto-text-indent="false" fo:background-color="transparent" style:writing-mode="lr-tb"/>
      <style:text-properties officeooo:paragraph-rsid="002a0b56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2a0b56"/>
    </style:style>
    <style:style style:name="P4" style:family="paragraph" style:parent-style-name="Standard">
      <style:text-properties officeooo:rsid="0062ce02" officeooo:paragraph-rsid="0062ce02"/>
    </style:style>
    <style:style style:name="P5" style:family="paragraph" style:parent-style-name="Standard">
      <loext:graphic-properties draw:fill="solid" draw:fill-color="#eeeeee"/>
      <style:paragraph-properties fo:margin-left="1cm" fo:margin-right="0.499cm" fo:text-indent="0cm" style:auto-text-indent="false" fo:background-color="#eeeeee"/>
      <style:text-properties officeooo:rsid="005bc7e1" officeooo:paragraph-rsid="007243bb"/>
    </style:style>
    <style:style style:name="P6" style:family="paragraph" style:parent-style-name="Standard">
      <style:paragraph-properties fo:margin-left="0.499cm" fo:margin-right="0cm" fo:text-indent="0cm" style:auto-text-indent="false"/>
      <style:text-properties officeooo:rsid="005cfb94" officeooo:paragraph-rsid="007243bb"/>
    </style:style>
    <style:style style:name="P7" style:family="paragraph" style:parent-style-name="Standard">
      <style:paragraph-properties fo:margin-left="0.499cm" fo:margin-right="0cm" fo:text-indent="0cm" style:auto-text-indent="false"/>
      <style:text-properties officeooo:rsid="0077edfc" officeooo:paragraph-rsid="0077edfc"/>
    </style:style>
    <style:style style:name="P8" style:family="paragraph" style:parent-style-name="Exo_20_I_29_" style:list-style-name=""/>
    <style:style style:name="P9" style:family="paragraph" style:parent-style-name="Exo_20_I_29_">
      <style:text-properties officeooo:rsid="005bc7e1" officeooo:paragraph-rsid="005bc7e1"/>
    </style:style>
    <style:style style:name="P10" style:family="paragraph" style:parent-style-name="Heading_20_1" style:master-page-name="Standard">
      <style:paragraph-properties style:page-number="auto" fo:padding="0.049cm" fo:border-left="none" fo:border-right="none" fo:border-top="none" fo:border-bottom="0.99pt solid #000000" style:shadow="none">
        <style:tab-stops>
          <style:tab-stop style:position="27.684cm" style:type="right"/>
        </style:tab-stops>
      </style:paragraph-properties>
      <style:text-properties fo:font-size="19pt" fo:language="fr" fo:country="FR" officeooo:paragraph-rsid="002a0b56" style:font-size-asian="19pt" style:font-size-complex="19pt"/>
    </style:style>
    <style:style style:name="P11" style:family="paragraph" style:parent-style-name="Standard" style:list-style-name="Exos">
      <style:text-properties officeooo:rsid="003f1a79" officeooo:paragraph-rsid="00580edc"/>
    </style:style>
    <style:style style:name="P12" style:family="paragraph" style:parent-style-name="Standard" style:list-style-name="Exos">
      <style:text-properties officeooo:rsid="003f1a79" officeooo:paragraph-rsid="0076675a"/>
    </style:style>
    <style:style style:name="P13" style:family="paragraph" style:parent-style-name="Standard" style:list-style-name="Exos">
      <style:text-properties officeooo:rsid="005bc7e1" officeooo:paragraph-rsid="007243bb"/>
    </style:style>
    <style:style style:name="P14" style:family="paragraph" style:parent-style-name="Standard" style:list-style-name="Exos">
      <style:text-properties officeooo:rsid="0062ce02" officeooo:paragraph-rsid="0062ce02"/>
    </style:style>
    <style:style style:name="P15" style:family="paragraph" style:parent-style-name="Standard" style:list-style-name="Exos">
      <style:text-properties officeooo:rsid="006b7f6d" officeooo:paragraph-rsid="0079242f"/>
    </style:style>
    <style:style style:name="P16" style:family="paragraph" style:parent-style-name="Standard" style:list-style-name="Exos">
      <style:text-properties officeooo:rsid="006dba00" officeooo:paragraph-rsid="006dba0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7ca6de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7cea0a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cfb94" style:font-style-asian="italic" style:font-style-complex="italic"/>
    </style:style>
    <style:style style:name="T3" style:family="text">
      <style:text-properties fo:font-style="italic" officeooo:rsid="006c8b5e" style:font-style-asian="italic" style:font-style-complex="italic"/>
    </style:style>
    <style:style style:name="T4" style:family="text">
      <style:text-properties fo:font-style="italic" officeooo:rsid="006a1f84" style:font-style-asian="italic" style:font-style-complex="italic"/>
    </style:style>
    <style:style style:name="T5" style:family="text">
      <style:text-properties fo:font-style="italic" officeooo:rsid="0065552f" style:font-style-asian="italic" style:font-style-complex="italic"/>
    </style:style>
    <style:style style:name="T6" style:family="text">
      <style:text-properties officeooo:rsid="00289d63"/>
    </style:style>
    <style:style style:name="T7" style:family="text">
      <style:text-properties officeooo:rsid="002a0b56"/>
    </style:style>
    <style:style style:name="T8" style:family="text">
      <style:text-properties officeooo:rsid="004e05eb"/>
    </style:style>
    <style:style style:name="T9" style:family="text">
      <style:text-properties officeooo:rsid="0050fe22"/>
    </style:style>
    <style:style style:name="T10" style:family="text">
      <style:text-properties officeooo:rsid="00535237"/>
    </style:style>
    <style:style style:name="T11" style:family="text">
      <style:text-properties officeooo:rsid="00553197"/>
    </style:style>
    <style:style style:name="T12" style:family="text">
      <style:text-properties officeooo:rsid="0055aa98"/>
    </style:style>
    <style:style style:name="T13" style:family="text">
      <style:text-properties officeooo:rsid="00580edc"/>
    </style:style>
    <style:style style:name="T14" style:family="text">
      <style:text-properties officeooo:rsid="005cfb94"/>
    </style:style>
    <style:style style:name="T15" style:family="text">
      <style:text-properties style:text-position="sub 58%" officeooo:rsid="005cfb94"/>
    </style:style>
    <style:style style:name="T16" style:family="text">
      <style:text-properties style:text-position="sub 58%" officeooo:rsid="0076675a"/>
    </style:style>
    <style:style style:name="T17" style:family="text">
      <style:text-properties style:text-position="sub 58%" officeooo:rsid="006a1f84"/>
    </style:style>
    <style:style style:name="T18" style:family="text">
      <style:text-properties officeooo:rsid="005eb6cb"/>
    </style:style>
    <style:style style:name="T19" style:family="text">
      <style:text-properties officeooo:rsid="006023c6"/>
    </style:style>
    <style:style style:name="T20" style:family="text">
      <style:text-properties officeooo:rsid="00634e83"/>
    </style:style>
    <style:style style:name="T21" style:family="text">
      <style:text-properties officeooo:rsid="0064ff18"/>
    </style:style>
    <style:style style:name="T22" style:family="text">
      <style:text-properties officeooo:rsid="0065552f"/>
    </style:style>
    <style:style style:name="T23" style:family="text">
      <style:text-properties officeooo:rsid="0066dfdb"/>
    </style:style>
    <style:style style:name="T24" style:family="text">
      <style:text-properties officeooo:rsid="006a0228"/>
    </style:style>
    <style:style style:name="T25" style:family="text">
      <style:text-properties officeooo:rsid="006a1f84"/>
    </style:style>
    <style:style style:name="T26" style:family="text">
      <style:text-properties officeooo:rsid="006c8b5e"/>
    </style:style>
    <style:style style:name="T27" style:family="text">
      <style:text-properties officeooo:rsid="006f05f8"/>
    </style:style>
    <style:style style:name="T28" style:family="text">
      <style:text-properties fo:font-style="normal" officeooo:rsid="0065552f" style:font-style-asian="normal" style:font-style-complex="normal"/>
    </style:style>
    <style:style style:name="T29" style:family="text">
      <style:text-properties officeooo:rsid="0071f85b"/>
    </style:style>
    <style:style style:name="T30" style:family="text">
      <style:text-properties officeooo:rsid="0072ee51"/>
    </style:style>
    <style:style style:name="T31" style:family="text">
      <style:text-properties officeooo:rsid="007452d7"/>
    </style:style>
    <style:style style:name="T32" style:family="text">
      <style:text-properties officeooo:rsid="0076675a"/>
    </style:style>
    <style:style style:name="T33" style:family="text">
      <style:text-properties officeooo:rsid="0077edfc"/>
    </style:style>
    <style:style style:name="T34" style:family="text">
      <style:text-properties officeooo:rsid="0079242f"/>
    </style:style>
    <style:style style:name="T35" style:family="text">
      <style:text-properties officeooo:rsid="007abd18"/>
    </style:style>
    <style:style style:name="T36" style:family="text">
      <style:text-properties officeooo:rsid="0062ce02"/>
    </style:style>
    <style:style style:name="T37" style:family="text">
      <style:text-properties officeooo:rsid="007e1ae3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0000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048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ff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cm" svg:stroke-color="#ff0000" draw:marker-start="" draw:marker-start-width="0.25cm" draw:marker-start-center="false" draw:marker-end="Arrow" draw:marker-end-width="0.1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7">Fluctuation d’échantillonnage</text:span><text:tab/><text:span text:style-name="T6">17</text:span>.<text:span text:style-name="T11">2</text:span></text:h>
      <text:h text:style-name="P8" text:outline-level="2"><draw:g text:anchor-type="paragraph" draw:z-index="0" draw:name="Forme1" draw:style-name="gr1"><draw:line draw:style-name="gr2" draw:text-style-name="P19" svg:x1="16.474cm" svg:y1="3.228cm" svg:x2="18.963cm" svg:y2="3.228cm"><text:p/></draw:line><draw:line draw:style-name="gr2" draw:text-style-name="P19" svg:x1="16.474cm" svg:y1="0.319cm" svg:x2="16.474cm" svg:y2="3.23cm"><text:p/></draw:line><draw:line draw:style-name="gr2" draw:text-style-name="P19" svg:x1="17.096cm" svg:y1="2.854cm" svg:x2="17.096cm" svg:y2="3.227cm"><text:p/></draw:line><draw:line draw:style-name="gr2" draw:text-style-name="P19" svg:x1="17.719cm" svg:y1="2.854cm" svg:x2="17.719cm" svg:y2="3.227cm"><text:p/></draw:line><draw:line draw:style-name="gr2" draw:text-style-name="P19" svg:x1="18.342cm" svg:y1="2.854cm" svg:x2="18.342cm" svg:y2="3.227cm"><text:p/></draw:line><draw:line draw:style-name="gr2" draw:text-style-name="P19" svg:x1="18.964cm" svg:y1="0.327cm" svg:x2="18.964cm" svg:y2="3.23cm"><text:p/></draw:line><draw:path draw:style-name="gr3" draw:text-style-name="P20" svg:width="0.198cm" svg:height="0.198cm" svg:x="16.997cm" svg:y="2.509cm" svg:viewBox="0 0 199 199" svg:d="M199 99c0 56-44 100-100 100-54 0-99-44-99-100 0-55 45-99 99-99 56 0 100 44 100 99z"><text:p/></draw:path><draw:path draw:style-name="gr3" draw:text-style-name="P20" svg:width="0.198cm" svg:height="0.198cm" svg:x="17.621cm" svg:y="2.509cm" svg:viewBox="0 0 199 199" svg:d="M199 99c0 56-43 100-100 100-54 0-99-44-99-100 0-55 45-99 99-99 57 0 100 44 100 99z"><text:p/></draw:path><draw:path draw:style-name="gr3" draw:text-style-name="P20" svg:width="0.198cm" svg:height="0.198cm" svg:x="18.242cm" svg:y="2.509cm" svg:viewBox="0 0 199 199" svg:d="M199 99c0 56-44 100-100 100-54 0-99-44-99-100 0-55 45-99 99-99 56 0 100 44 100 99z"><text:p/></draw:path><draw:path draw:style-name="gr3" draw:text-style-name="P20" svg:width="0.198cm" svg:height="0.198cm" svg:x="17.309cm" svg:y="1.887cm" svg:viewBox="0 0 199 199" svg:d="M199 99c0 55-45 100-100 100-54 0-99-45-99-100s45-99 99-99c55 0 100 44 100 99z"><text:p/></draw:path><draw:path draw:style-name="gr3" draw:text-style-name="P20" svg:width="0.198cm" svg:height="0.198cm" svg:x="17.931cm" svg:y="1.887cm" svg:viewBox="0 0 199 199" svg:d="M199 99c0 55-44 100-99 100s-100-45-100-100 45-99 100-99 99 44 99 99z"><text:p/></draw:path><draw:path draw:style-name="gr3" draw:text-style-name="P20" svg:width="0.198cm" svg:height="0.198cm" svg:x="17.621cm" svg:y="1.263cm" svg:viewBox="0 0 199 199" svg:d="M199 100c0 55-43 99-100 99-54 0-99-44-99-99 0-56 45-100 99-100 57 0 100 44 100 100z"><text:p/></draw:path><draw:path draw:style-name="gr4" draw:text-style-name="P21" svg:width="0.224cm" svg:height="0.224cm" svg:x="17.607cm" svg:y="0.467cm" svg:viewBox="0 0 225 225" svg:d="M225 112c0 61-50 113-113 113-62 0-112-52-112-113 0-63 50-112 112-112 63 0 113 49 113 112z"><text:p/></draw:path><draw:frame draw:style-name="gr5" draw:text-style-name="P23" svg:width="0.63cm" svg:height="0.489cm" svg:x="16.466cm" svg:y="3.244cm"><draw:text-box><text:p text:style-name="P22"><text:span text:style-name="T38">0</text:span></text:p></draw:text-box></draw:frame><draw:frame draw:style-name="gr5" draw:text-style-name="P23" svg:width="0.63cm" svg:height="0.489cm" svg:x="17.087cm" svg:y="3.244cm"><draw:text-box><text:p text:style-name="P22"><text:span text:style-name="T38">1</text:span></text:p></draw:text-box></draw:frame><draw:frame draw:style-name="gr5" draw:text-style-name="P23" svg:width="0.632cm" svg:height="0.489cm" svg:x="17.704cm" svg:y="3.244cm"><draw:text-box><text:p text:style-name="P22"><text:span text:style-name="T38">2</text:span></text:p></draw:text-box></draw:frame><draw:frame draw:style-name="gr5" draw:text-style-name="P23" svg:width="0.63cm" svg:height="0.489cm" svg:x="18.327cm" svg:y="3.244cm"><draw:text-box><text:p text:style-name="P22"><text:span text:style-name="T38">3</text:span></text:p></draw:text-box></draw:frame><draw:frame draw:style-name="gr5" draw:text-style-name="P24" svg:width="0.948cm" svg:height="0.489cm" svg:x="17.865cm" svg:y="0.344cm"><draw:text-box><text:p text:style-name="P22"><text:span text:style-name="T39">bille</text:span></text:p></draw:text-box></draw:frame><draw:line draw:style-name="gr6" draw:text-style-name="P19" svg:x1="17.722cm" svg:y1="0.725cm" svg:x2="17.729cm" svg:y2="1.23cm"><text:p/></draw:line><draw:path draw:style-name="gr6" draw:text-style-name="P19" svg:width="0.48cm" svg:height="0.49cm" draw:transform="rotate (-0.321664181142556) translate (17.7370277777778cm 1.24656944444445cm)" svg:viewBox="0 0 481 491" svg:d="M0 0c310 0 481 491 481 491"><text:p/></draw:path><draw:line draw:style-name="gr2" draw:text-style-name="P19" svg:x1="16.475cm" svg:y1="0.32cm" svg:x2="18.964cm" svg:y2="0.32cm"><text:p/></draw:line></draw:g>La planche de Galton</text:h>
      <text:p text:style-name="P1">Sur <text:span text:style-name="T10">la</text:span> planche <text:span text:style-name="T10">ci-contre</text:span>, on <text:span text:style-name="T10">a </text:span>plant<text:span text:style-name="T10">é</text:span> de manière régulière <text:span text:style-name="T10">trois</text:span> rangées de clous en quinconce. <text:line-break/>On <text:span text:style-name="T8">lâche</text:span> <text:span text:style-name="T9">une</text:span> bille au sommet et celle-ci rebondit de clou en clou jusqu'à l'une des cases numérotées <text:span text:style-name="T19">du bas</text:span>. A chaque clou, <text:span text:style-name="T9">la</text:span> bille a la même probabilité de rebondir à gauche ou à droite.</text:p>
      <text:p text:style-name="P2"/>
      <text:list xml:id="list2018130634" text:style-name="Exos">
        <text:list-item>
          <text:p text:style-name="P9">Taille de l’échantillon et fluctuation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list xml:id="list232361104094488" text:continue-numbering="true" text:style-name="Exos">
              <text:list-item>
                <text:list>
                  <text:list-item>
                    <text:p text:style-name="P11"><text:span text:style-name="T32">On appelle p</text:span><text:span text:style-name="T16">0</text:span><text:span text:style-name="T32">, p</text:span><text:span text:style-name="T16">1</text:span><text:span text:style-name="T32">, p</text:span><text:span text:style-name="T16">2</text:span><text:span text:style-name="T32"> et p</text:span><text:span text:style-name="T16">3</text:span><text:span text:style-name="T32"> les probabilités qu’une bille tombe respectivement dans les cases 0, 1, 2 et 3.<text:line-break/>Calculer ces 4 probabilités à l’aide d’un arbre de probabilité.</text:span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2.A2" office:value-type="string">
            <text:list xml:id="list232361679601962" text:continue-numbering="true" text:style-name="Exos">
              <text:list-item>
                <text:list>
                  <text:list-item>
                    <text:p text:style-name="P12">La fonction ci-<text:span text:style-name="T12">contre</text:span> simule la chute d'une bille en re<text:span text:style-name="T12">nvoy</text:span>ant le numéro de la case dans laquelle elle tombe.<text:line-break/>Compléter<text:span text:style-name="T13"> </text:span>cette fonction, puis <text:span text:style-name="T22">vérifier son fonctionnement en exécutant</text:span> <text:span text:style-name="T13">plusieurs fois l’instruction « RésultatChute() »</text:span>.</text:p>
                  </text:list-item>
                </text:list>
              </text:list-item>
            </text:list>
          </table:table-cell>
          <table:table-cell table:style-name="Tableau2.B2" office:value-type="string">
            <text:p text:style-name="P3">from random import randint</text:p>
            <text:p text:style-name="P3">def RésultatChute():</text:p>
            <text:p text:style-name="P17"><text:span text:style-name="T36"><text:tab/></text:span>somme = 0</text:p>
            <text:p text:style-name="P17"><text:span text:style-name="T36"><text:tab/></text:span>for i in range( …. ):</text:p>
            <text:p text:style-name="P17"><text:span text:style-name="T36"><text:tab/><text:tab/></text:span>rebond = randint(0,1)</text:p>
            <text:p text:style-name="P17"><text:span text:style-name="T36"><text:tab/><text:tab/></text:span>somme = somme + ….</text:p>
            <text:p text:style-name="P17"><text:span text:style-name="T36"><text:tab/></text:span>return somme</text:p>
          </table:table-cell>
        </table:table-row>
        <table:table-row>
          <table:table-cell table:style-name="Tableau2.A2" office:value-type="string">
            <text:list xml:id="list232361261073067" text:continue-numbering="true" text:style-name="Exos">
              <text:list-item>
                <text:list>
                  <text:list-item>
                    <text:p text:style-name="P12">La fonction ci-<text:span text:style-name="T12">contre</text:span> simule la chute de « <text:span text:style-name="T5">n</text:span><text:span text:style-name="T22"> » </text:span>billes <text:span text:style-name="T22">et renvoie la proportion des billes tombées dans la case « numéro »</text:span>.<text:line-break/>Compléter<text:span text:style-name="T13"> </text:span>cette fonction, puis <text:span text:style-name="T22">vérifier son fonctionnement en exécutant par exemple les instructions : « Echantillon(100,0) », puis « Echantillon(100,1) », « Echantillon(100,2) »,...</text:span></text:p>
                  </text:list-item>
                </text:list>
              </text:list-item>
            </text:list>
          </table:table-cell>
          <table:table-cell table:style-name="Tableau2.B3" office:value-type="string">
            <text:p text:style-name="P3">def Echantillon(<text:span text:style-name="T28">n</text:span>, <text:span text:style-name="T22">numéro</text:span>):</text:p>
            <text:p text:style-name="P17"><text:span text:style-name="T36"><text:tab/>somme</text:span> = <text:span text:style-name="T21">0</text:span></text:p>
            <text:p text:style-name="P17"><text:span text:style-name="T36"><text:tab/></text:span>for i in range(<text:span text:style-name="T28">n</text:span>):</text:p>
            <text:p text:style-name="P17"><text:span text:style-name="T36"><text:tab/><text:tab/>if</text:span> RésultatChute() <text:span text:style-name="T21">== ….:</text:span></text:p>
            <text:p text:style-name="P18"><text:span text:style-name="T36"><text:tab/><text:tab/><text:tab/></text:span>somme = <text:span text:style-name="T21">somme</text:span> + ….</text:p>
            <text:p text:style-name="P17"><text:span text:style-name="T36"><text:tab/>proportion = somme / ….</text:span></text:p>
            <text:p text:style-name="P17"><text:span text:style-name="T36"><text:tab/></text:span>return <text:span text:style-name="T29">proportion</text:span></text:p>
          </table:table-cell>
        </table:table-row>
        <table:table-row>
          <table:table-cell table:style-name="Tableau2.A1" table:number-columns-spanned="2" office:value-type="string">
            <text:list xml:id="list232361177668215" text:continue-numbering="true" text:style-name="Exos">
              <text:list-item>
                <text:list>
                  <text:list-item>
                    <text:p text:style-name="P12"><text:span text:style-name="T32">a) En vous aidant de la fonction « Echantillon » ci-dessus, s</text:span>imuler la chute de <text:span text:style-name="T24">1</text:span>000 billes <text:span text:style-name="T23">en déterminant la proportion des billes tombées dans la case 0.<text:line-break/>b) Même chose pour les cases 1, 2 et 3.<text:line-break/>c) Les résultats obtenus sont-ils</text:span> cohérent<text:span text:style-name="T23">s</text:span> avec les probabilités trouvées en 1) ?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au2.A5" office:value-type="string">
            <text:list xml:id="list232361991703213" text:continue-numbering="true" text:style-name="Exos">
              <text:list-item>
                <text:list>
                  <text:list-item>
                    <text:p text:style-name="P13">L<text:span text:style-name="T33">e script</text:span> ci-contre affiche un graphique <text:span text:style-name="T14">grâce à la bibliothèque « pylab » :</text:span></text:p>
                  </text:list-item>
                </text:list>
              </text:list-item>
            </text:list>
            <text:p text:style-name="P5"><text:span text:style-name="T14">L’instruction « plot(</text:span><text:span text:style-name="T2">x</text:span><text:span text:style-name="T14">, </text:span><text:span text:style-name="T2">y</text:span><text:span text:style-name="T14">, '+', color='blue') » affiche le point de coordonnées (</text:span><text:span text:style-name="T2">x</text:span><text:span text:style-name="T14">, </text:span><text:span text:style-name="T2">y</text:span><text:span text:style-name="T14">) en traçant un '+' de couleur bleue.<text:line-break/>L’instruction « axis([</text:span><text:span text:style-name="T2">x</text:span><text:span text:style-name="T15">min</text:span><text:span text:style-name="T14">, </text:span><text:span text:style-name="T2">x</text:span><text:span text:style-name="T15">max</text:span><text:span text:style-name="T14"> ,</text:span><text:span text:style-name="T2">y</text:span><text:span text:style-name="T15">min</text:span><text:span text:style-name="T14"> ,</text:span><text:span text:style-name="T2">y</text:span><text:span text:style-name="T15">max</text:span><text:span text:style-name="T14">]) » configure les axes.<text:line-break/>L’instruction « show() » affiche le graphique.</text:span></text:p>
            <text:p text:style-name="P6"><text:span text:style-name="T33">a) </text:span>Combien d’échantillons la fonction va-t-elle simuler ?<text:line-break/><text:span text:style-name="T33">b) </text:span>Quel est la taille de ces échantillons ?<text:line-break/><text:span text:style-name="T33">c) </text:span>Décrire par une phrase précise ce que contient la variable f.</text:p>
            <text:p text:style-name="P7">d) Quelle probabilité la variable f permet-elle d’estimer<text:span text:style-name="T16"> </text:span><text:span text:style-name="T32">?</text:span></text:p>
          </table:table-cell>
          <table:table-cell table:style-name="Tableau2.B2" office:value-type="string">
            <text:p text:style-name="P3">from pylab import plot,axis,show</text:p>
            <text:p text:style-name="P3">for i in range(100):</text:p>
            <text:p text:style-name="P17"><text:span text:style-name="T36"><text:tab/></text:span>f = Echantillon(<text:span text:style-name="T35">1000</text:span>, <text:span text:style-name="T35">1)</text:span></text:p>
            <text:p text:style-name="P17"><text:span text:style-name="T36"><text:tab/></text:span>plot(i, f, '+', color='blue')</text:p>
            <text:p text:style-name="P3">axis([0, 100 ,0 ,1])</text:p>
            <text:p text:style-name="P3">show()</text:p>
          </table:table-cell>
        </table:table-row>
        <table:table-row>
          <table:table-cell table:style-name="Tableau2.A1" table:number-columns-spanned="2" office:value-type="string">
            <text:list xml:id="list232360893874102" text:continue-numbering="true" text:style-name="Exos">
              <text:list-item>
                <text:list>
                  <text:list-item>
                    <text:p text:style-name="P14">Modifier ce <text:span text:style-name="T33">script</text:span> pour qu’<text:span text:style-name="T33">il</text:span> affiche <text:span text:style-name="T30">sur un même graphique </text:span>en bleu 100 <text:span text:style-name="T20">échantillons de taille 100 et en rouge 100 échantillons de taille 1000. Est-ce que la taille des échantillons a une influence indiscutable sur l’amplitude de la fluctuation ?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4"/>
      <text:list xml:id="list232360244626404" text:continue-numbering="true" text:style-name="Exos">
        <text:list-item>
          <text:p text:style-name="Exo_20_I_29_">Taille de l’échantillon et estimation de l’erreur</text:p>
          <text:list>
            <text:list-item>
              <text:p text:style-name="P15"><text:span text:style-name="T34">On s’intéresse maintenant à la fréquence des billes tombées dans la case 1. </text:span>En <text:span text:style-name="T31">s’appuyant sur le</text:span> travail ci-dessus, <text:span text:style-name="T26">écrire une fonction « ProportionBonsEchantillons(</text:span><text:span text:style-name="T3">n</text:span><text:span text:style-name="T26">) » qui </text:span>s<text:span text:style-name="T25">imule 100 échantillons de </text:span><text:span text:style-name="T4">n</text:span><text:span text:style-name="T25"> billes, et pour chaque échantillon, calcule l’écart entre cette fréquence et p</text:span><text:span text:style-name="T17">1</text:span><text:span text:style-name="T25"> puis renvoie la proportion d’échantillons pour lesquels cet écart est inférieur à </text:span><text:span text:style-name="T25"><draw:frame draw:style-name="fr1" draw:name="Objet1" text:anchor-type="as-char" svg:y="-0.568cm" svg:width="0.725cm" svg:height="0.9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5">. On s’aidera des fonctions « sqrt » (racine carrée) et « fabs » (valeur absolue) du module « math ».</text:span></text:p>
            </text:list-item>
            <text:list-item>
              <text:p text:style-name="P16"><text:span text:style-name="T37">Test</text:span>er <text:span text:style-name="T37">cette fonction avec </text:span>plusieurs valeurs de <text:span text:style-name="T1">n</text:span>.<text:line-break/><text:span text:style-name="T27">Quel est </text:span>environ <text:span text:style-name="T27">le pourcentage </text:span>des échantillons <text:span text:style-name="T25">pour lesquels cet écart est inférieur à </text:span><text:span text:style-name="T25"><draw:frame draw:style-name="fr1" draw:name="Objet2" text:anchor-type="as-char" svg:y="-0.568cm" svg:width="0.725cm" svg:height="0.97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5"> 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6cm" draw:dots2="1" draw:dots2-length="0.006cm" draw:distance="0.00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xo_20_I_29_" style:display-name="Exo I)" style:family="paragraph" style:parent-style-name="Heading_20_2" style:default-outline-level="" style:list-style-name="Exos"/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number text:level="4" text:style-name="Numbering_20_Symbols" style:num-suffix=")" style:num-format="I">
        <style:list-level-properties text:space-before="2.54cm" text:min-label-width="0.499cm"/>
      </text:list-level-style-number>
      <text:list-level-style-number text:level="5" text:style-name="Numbering_20_Symbols" style:num-suffix=")" style:num-format="I">
        <style:list-level-properties text:space-before="3.175cm" text:min-label-width="0.499cm"/>
      </text:list-level-style-number>
      <text:list-level-style-number text:level="6" text:style-name="Numbering_20_Symbols" style:num-suffix=")" style:num-format="I">
        <style:list-level-properties text:space-before="3.81cm" text:min-label-width="0.499cm"/>
      </text:list-level-style-number>
      <text:list-level-style-number text:level="7" text:style-name="Numbering_20_Symbols" style:num-suffix=")" style:num-format="I">
        <style:list-level-properties text:space-before="4.445cm" text:min-label-width="0.499cm"/>
      </text:list-level-style-number>
      <text:list-level-style-number text:level="8" text:style-name="Numbering_20_Symbols" style:num-suffix=")" style:num-format="I">
        <style:list-level-properties text:space-before="5.08cm" text:min-label-width="0.499cm"/>
      </text:list-level-style-number>
      <text:list-level-style-number text:level="9" text:style-name="Numbering_20_Symbols" style:num-suffix=")" style:num-format="I">
        <style:list-level-properties text:space-before="5.715cm" text:min-label-width="0.499cm"/>
      </text:list-level-style-number>
      <text:list-level-style-number text:level="10" text:style-name="Numbering_20_Symbols" style:num-suffix=")" style:num-format="I">
        <style:list-level-properties text:space-before="6.35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12:00</meta:creation-date>
    <dc:date>2020-06-06T23:23:59.481000000</dc:date>
    <dc:language>fr-FR</dc:language>
    <meta:editing-cycles>147</meta:editing-cycles>
    <meta:editing-duration>PT13H52M49S</meta:editing-duration>
    <meta:print-date>2020-06-06T23:02:26.831000000</meta:print-date>
    <meta:document-statistic meta:table-count="1" meta:image-count="0" meta:object-count="2" meta:page-count="1" meta:paragraph-count="36" meta:word-count="547" meta:character-count="3238" meta:non-whitespace-character-count="27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1</mn>
      <msqrt>
        <mi>n</mi>
      </msqrt>
    </mfrac>
    <annotation encoding="StarMath 5.0">{1}over{ sqrt {n}}</annotation>
  </semantics>
</math>
</file>

<file path=Object 2/content.xml><?xml version="1.0" encoding="utf-8"?>
<math xmlns="http://www.w3.org/1998/Math/MathML" display="block">
  <semantics>
    <mfrac>
      <mn>1</mn>
      <msqrt>
        <mi>n</mi>
      </msqrt>
    </mfrac>
    <annotation encoding="StarMath 5.0">{1}over{ sqrt {n}}</annotation>
  </semantics>
</math>
</file>